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writing-mode="page"/>
    </style:style>
    <style:style style:name="Table1.B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0.5pt solid #000000" fo:border-top="none" fo:border-bottom="0.5pt solid #000000" style:writing-mode="page"/>
    </style:style>
    <style:style style:name="P1" style:family="paragraph" style:parent-style-name="Text_20_body">
      <style:text-properties officeooo:rsid="00176fe8" officeooo:paragraph-rsid="00176fe8"/>
    </style:style>
    <style:style style:name="P2" style:family="paragraph" style:parent-style-name="Standard">
      <style:paragraph-properties fo:text-align="start" style:justify-single-word="false"/>
      <style:text-properties style:font-name="Liberation Serif" fo:font-size="12pt"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Text_20_body">
      <style:text-properties officeooo:rsid="002159d3"/>
    </style:style>
    <style:style style:name="P5" style:family="paragraph" style:parent-style-name="Text_20_body">
      <style:text-properties officeooo:rsid="0026dd9c" officeooo:paragraph-rsid="0026dd9c"/>
    </style:style>
    <style:style style:name="P6" style:family="paragraph" style:parent-style-name="Text_20_body">
      <style:text-properties officeooo:rsid="001c17fa" officeooo:paragraph-rsid="002cc84a"/>
    </style:style>
    <style:style style:name="P7" style:family="paragraph" style:parent-style-name="Text_20_body">
      <style:text-properties officeooo:rsid="0038c73a" officeooo:paragraph-rsid="0038c73a"/>
    </style:style>
    <style:style style:name="P8" style:family="paragraph" style:parent-style-name="Text_20_body">
      <style:text-properties fo:color="#000000" loext:opacity="100%" style:font-name="Liberation Serif" fo:font-size="12pt" fo:font-weight="normal" officeooo:rsid="005bb532" style:font-size-asian="12pt" style:font-weight-asian="normal" style:font-size-complex="12pt" style:font-weight-complex="normal"/>
    </style:style>
    <style:style style:name="P9" style:family="paragraph" style:parent-style-name="Text_20_body">
      <style:text-properties officeooo:rsid="004c06cb" officeooo:paragraph-rsid="00393bcd"/>
    </style:style>
    <style:style style:name="P10" style:family="paragraph" style:parent-style-name="Text_20_body" style:master-page-name="">
      <loext:graphic-properties draw:fill-gradient-name="gradient" draw:fill-hatch-name="hatch"/>
      <style:paragraph-properties style:page-number="auto" fo:keep-with-next="always"/>
      <style:text-properties officeooo:rsid="004c06cb" officeooo:paragraph-rsid="0054a9fa"/>
    </style:style>
    <style:style style:name="P11" style:family="paragraph" style:parent-style-name="Text_20_body">
      <style:text-properties officeooo:rsid="004e8a71" officeooo:paragraph-rsid="00393bcd"/>
    </style:style>
    <style:style style:name="P12" style:family="paragraph" style:parent-style-name="Text_20_body">
      <loext:graphic-properties draw:fill-gradient-name="gradient" draw:fill-hatch-name="hatch"/>
      <style:paragraph-properties fo:keep-with-next="always"/>
      <style:text-properties officeooo:rsid="004e8a71" officeooo:paragraph-rsid="0054a9fa"/>
    </style:style>
    <style:style style:name="P13" style:family="paragraph" style:parent-style-name="Text_20_body">
      <loext:graphic-properties draw:fill-gradient-name="gradient" draw:fill-hatch-name="hatch"/>
      <style:text-properties officeooo:rsid="0046e6ab" officeooo:paragraph-rsid="0046e6ab"/>
    </style:style>
    <style:style style:name="P14" style:family="paragraph" style:parent-style-name="Text_20_body">
      <style:text-properties officeooo:rsid="005bb532" officeooo:paragraph-rsid="005d73f0"/>
    </style:style>
    <style:style style:name="P15" style:family="paragraph" style:parent-style-name="Text_20_body">
      <style:text-properties officeooo:paragraph-rsid="005db9d9"/>
    </style:style>
    <style:style style:name="P16" style:family="paragraph" style:parent-style-name="Heading_20_2">
      <style:paragraph-properties fo:break-before="page"/>
      <style:text-properties officeooo:rsid="00501759" officeooo:paragraph-rsid="00501759"/>
    </style:style>
    <style:style style:name="P17" style:family="paragraph" style:parent-style-name="Heading_20_2">
      <style:text-properties officeooo:rsid="0060292c" officeooo:paragraph-rsid="0060292c"/>
    </style:style>
    <style:style style:name="P18" style:family="paragraph" style:parent-style-name="Heading_20_2">
      <style:text-properties officeooo:rsid="007b7ec1" officeooo:paragraph-rsid="00e99ab2"/>
    </style:style>
    <style:style style:name="P19" style:family="paragraph" style:parent-style-name="Heading_20_2">
      <style:paragraph-properties fo:break-before="page"/>
      <style:text-properties officeooo:rsid="008ac220" officeooo:paragraph-rsid="008ac220"/>
    </style:style>
    <style:style style:name="P20" style:family="paragraph" style:parent-style-name="Heading_20_2">
      <style:text-properties officeooo:paragraph-rsid="008ac220"/>
    </style:style>
    <style:style style:name="P21" style:family="paragraph" style:parent-style-name="Heading_20_2">
      <style:text-properties officeooo:paragraph-rsid="00d5f172"/>
    </style:style>
    <style:style style:name="P22" style:family="paragraph" style:parent-style-name="Heading_20_2">
      <style:text-properties officeooo:rsid="00e0a929" officeooo:paragraph-rsid="00e0a929"/>
    </style:style>
    <style:style style:name="P23" style:family="paragraph" style:parent-style-name="Heading_20_2">
      <style:text-properties officeooo:rsid="00f584fb" officeooo:paragraph-rsid="00f584fb"/>
    </style:style>
    <style:style style:name="P24" style:family="paragraph" style:parent-style-name="Standard">
      <style:text-properties officeooo:rsid="0079c12f" officeooo:paragraph-rsid="00e99ab2"/>
    </style:style>
    <style:style style:name="P25" style:family="paragraph" style:parent-style-name="Subtitle">
      <style:text-properties officeooo:paragraph-rsid="00a2ced1"/>
    </style:style>
    <style:style style:name="P26" style:family="paragraph" style:parent-style-name="Text_20_body" style:list-style-name="L1">
      <style:text-properties officeooo:rsid="004e8a71" officeooo:paragraph-rsid="00393bcd"/>
    </style:style>
    <style:style style:name="P27" style:family="paragraph" style:parent-style-name="Text_20_body" style:list-style-name="L1">
      <style:text-properties officeooo:rsid="004e8a71" officeooo:paragraph-rsid="0054a9fa"/>
    </style:style>
    <style:style style:name="P28" style:family="paragraph" style:parent-style-name="Text_20_body" style:list-style-name="L1">
      <style:text-properties officeooo:rsid="00553444" officeooo:paragraph-rsid="003d25f0"/>
    </style:style>
    <style:style style:name="P29" style:family="paragraph" style:parent-style-name="Text_20_body" style:list-style-name="L1">
      <style:text-properties officeooo:rsid="00553444" officeooo:paragraph-rsid="0054a9fa"/>
    </style:style>
    <style:style style:name="P30" style:family="paragraph" style:parent-style-name="Text_20_body" style:list-style-name="">
      <style:text-properties officeooo:rsid="00553444" officeooo:paragraph-rsid="0093e3f5"/>
    </style:style>
    <style:style style:name="P31" style:family="paragraph" style:parent-style-name="Text_20_body" style:list-style-name="">
      <style:text-properties officeooo:rsid="00553444" officeooo:paragraph-rsid="01118077"/>
    </style:style>
    <style:style style:name="P32" style:family="paragraph" style:parent-style-name="Text_20_body" style:list-style-name="L1">
      <style:text-properties officeooo:rsid="0053329a" officeooo:paragraph-rsid="00393bcd"/>
    </style:style>
    <style:style style:name="P33" style:family="paragraph" style:parent-style-name="Text_20_body" style:list-style-name="L1">
      <style:text-properties officeooo:rsid="0053329a" officeooo:paragraph-rsid="0054a9fa"/>
    </style:style>
    <style:style style:name="P34" style:family="paragraph" style:parent-style-name="Text_20_body" style:list-style-name="L1">
      <style:text-properties officeooo:rsid="004f2739" officeooo:paragraph-rsid="00521e93"/>
    </style:style>
    <style:style style:name="P35" style:family="paragraph" style:parent-style-name="Text_20_body" style:list-style-name="L1">
      <style:text-properties officeooo:rsid="004f2739" officeooo:paragraph-rsid="0054a9fa"/>
    </style:style>
    <style:style style:name="P36" style:family="paragraph" style:parent-style-name="Text_20_body" style:list-style-name="L1">
      <style:text-properties officeooo:rsid="0052398b" officeooo:paragraph-rsid="00393bcd"/>
    </style:style>
    <style:style style:name="P37" style:family="paragraph" style:parent-style-name="Text_20_body" style:list-style-name="L1">
      <style:text-properties officeooo:rsid="0052398b" officeooo:paragraph-rsid="0054a9fa"/>
    </style:style>
    <style:style style:name="P38" style:family="paragraph" style:parent-style-name="Text_20_body" style:list-style-name="L1">
      <style:text-properties officeooo:rsid="00430839" officeooo:paragraph-rsid="00430839"/>
    </style:style>
    <style:style style:name="P39" style:family="paragraph" style:parent-style-name="Text_20_body" style:list-style-name="L1">
      <style:text-properties officeooo:rsid="00430839" officeooo:paragraph-rsid="0054a9fa"/>
    </style:style>
    <style:style style:name="P40" style:family="paragraph" style:parent-style-name="Text_20_body" style:list-style-name="L1">
      <style:text-properties officeooo:rsid="004b05ba" officeooo:paragraph-rsid="004b05ba"/>
    </style:style>
    <style:style style:name="P41" style:family="paragraph" style:parent-style-name="Text_20_body" style:list-style-name="L1">
      <loext:graphic-properties draw:fill-gradient-name="gradient" draw:fill-hatch-name="hatch"/>
      <style:text-properties officeooo:rsid="004b05ba" officeooo:paragraph-rsid="0054a9fa"/>
    </style:style>
    <style:style style:name="P42" style:family="paragraph" style:parent-style-name="Text_20_body" style:list-style-name="L1">
      <style:text-properties style:font-name="Liberation Serif" fo:font-size="12pt" officeooo:rsid="004d9885" officeooo:paragraph-rsid="004d9885" style:font-size-asian="10.5pt" style:font-size-complex="12pt"/>
    </style:style>
    <style:style style:name="P43" style:family="paragraph" style:parent-style-name="Text_20_body" style:list-style-name="L1">
      <style:text-properties style:font-name="Liberation Serif" fo:font-size="12pt" officeooo:rsid="004f08d8" officeooo:paragraph-rsid="004f08d8" style:font-size-asian="10.5pt" style:font-size-complex="12pt"/>
    </style:style>
    <style:style style:name="P44" style:family="paragraph" style:parent-style-name="Text_20_body" style:list-style-name="L2">
      <loext:graphic-properties draw:fill-gradient-name="gradient" draw:fill-hatch-name="hatch"/>
      <style:paragraph-properties fo:keep-with-next="always"/>
      <style:text-properties officeooo:rsid="0047ccb3" officeooo:paragraph-rsid="0047ccb3"/>
    </style:style>
    <style:style style:name="P45" style:family="paragraph" style:parent-style-name="Text_20_body" style:list-style-name="L2">
      <loext:graphic-properties draw:fill-gradient-name="gradient" draw:fill-hatch-name="hatch"/>
      <style:text-properties officeooo:rsid="0047ccb3" officeooo:paragraph-rsid="00488f2a"/>
    </style:style>
    <style:style style:name="P46" style:family="paragraph" style:parent-style-name="Text_20_body" style:list-style-name="L2">
      <loext:graphic-properties draw:fill-gradient-name="gradient" draw:fill-hatch-name="hatch"/>
      <style:text-properties officeooo:rsid="0047ccb3" officeooo:paragraph-rsid="00481443"/>
    </style:style>
    <style:style style:name="P47" style:family="paragraph" style:parent-style-name="Text_20_body">
      <style:text-properties officeooo:rsid="001c17fa" officeooo:paragraph-rsid="00686ee0"/>
    </style:style>
    <style:style style:name="P48" style:family="paragraph" style:parent-style-name="Text_20_body">
      <style:text-properties officeooo:rsid="006cd6f4" officeooo:paragraph-rsid="00d5f172"/>
    </style:style>
    <style:style style:name="P49" style:family="paragraph" style:parent-style-name="Text_20_body">
      <style:text-properties officeooo:rsid="006cd6f4" officeooo:paragraph-rsid="00f34f85"/>
    </style:style>
    <style:style style:name="P50" style:family="paragraph" style:parent-style-name="Text_20_body">
      <style:text-properties officeooo:rsid="00714cda" officeooo:paragraph-rsid="00f402a4"/>
    </style:style>
    <style:style style:name="P51" style:family="paragraph" style:parent-style-name="Text_20_body">
      <style:text-properties officeooo:rsid="0079c12f" officeooo:paragraph-rsid="00f402a4"/>
    </style:style>
    <style:style style:name="P52" style:family="paragraph" style:parent-style-name="Text_20_body">
      <style:text-properties officeooo:rsid="007c303d" officeooo:paragraph-rsid="007c303d"/>
    </style:style>
    <style:style style:name="P53" style:family="paragraph" style:parent-style-name="Text_20_body">
      <style:paragraph-properties fo:margin-left="0.4925in" fo:margin-right="0in" fo:text-indent="0in" style:auto-text-indent="false"/>
      <style:text-properties style:font-name="Liberation Mono" fo:font-size="10pt" officeooo:rsid="007c303d" officeooo:paragraph-rsid="007c303d" style:font-size-asian="8.75pt" style:font-size-complex="10pt"/>
    </style:style>
    <style:style style:name="P54" style:family="paragraph" style:parent-style-name="Text_20_body">
      <style:paragraph-properties fo:margin-left="0.4925in" fo:margin-right="0in" fo:text-indent="0in" style:auto-text-indent="false"/>
      <style:text-properties style:font-name="Liberation Mono" fo:font-size="10pt" officeooo:rsid="007c303d" officeooo:paragraph-rsid="007dbea6" style:font-size-asian="8.75pt" style:font-size-complex="10pt"/>
    </style:style>
    <style:style style:name="P55" style:family="paragraph" style:parent-style-name="Text_20_body">
      <style:paragraph-properties fo:margin-left="0.4925in" fo:margin-right="0in" fo:text-indent="0in" style:auto-text-indent="false"/>
      <style:text-properties style:font-name="Liberation Mono" fo:font-size="10pt" officeooo:rsid="007c303d" officeooo:paragraph-rsid="00846339" style:font-size-asian="8.75pt" style:font-size-complex="10pt"/>
    </style:style>
    <style:style style:name="P56" style:family="paragraph" style:parent-style-name="Text_20_body" style:list-style-name="">
      <style:paragraph-properties fo:margin-left="0.4925in" fo:margin-right="0in" fo:text-indent="0in" style:auto-text-indent="false"/>
      <style:text-properties style:font-name="Liberation Mono" fo:font-size="10pt" officeooo:rsid="007c303d" officeooo:paragraph-rsid="00ab49d5" style:font-size-asian="8.75pt" style:font-size-complex="10pt"/>
    </style:style>
    <style:style style:name="P57" style:family="paragraph" style:parent-style-name="Text_20_body" style:list-style-name="">
      <style:paragraph-properties fo:margin-left="0.4925in" fo:margin-right="0in" fo:text-indent="0in" style:auto-text-indent="false"/>
      <style:text-properties style:font-name="Liberation Mono" fo:font-size="10pt" officeooo:rsid="007c303d" officeooo:paragraph-rsid="00b09179" style:font-size-asian="8.75pt" style:font-size-complex="10pt"/>
    </style:style>
    <style:style style:name="P58" style:family="paragraph" style:parent-style-name="Text_20_body">
      <style:paragraph-properties fo:margin-left="0.4925in" fo:margin-right="0in" fo:text-indent="0in" style:auto-text-indent="false"/>
      <style:text-properties style:font-name="Liberation Mono" fo:font-size="10pt" officeooo:rsid="007c303d" officeooo:paragraph-rsid="00ab49d5" style:font-size-asian="8.75pt" style:font-size-complex="10pt"/>
    </style:style>
    <style:style style:name="P59" style:family="paragraph" style:parent-style-name="Text_20_body" style:list-style-name="">
      <style:paragraph-properties fo:margin-left="0.4925in" fo:margin-right="0in" fo:text-indent="0in" style:auto-text-indent="false"/>
      <style:text-properties style:font-name="Liberation Mono" fo:font-size="10pt" officeooo:rsid="00a75cdc" officeooo:paragraph-rsid="00f8dd88" style:font-size-asian="8.75pt" style:font-size-complex="10pt"/>
    </style:style>
    <style:style style:name="P60" style:family="paragraph" style:parent-style-name="Text_20_body">
      <style:paragraph-properties fo:margin-left="0.4925in" fo:margin-right="0in" fo:text-indent="0in" style:auto-text-indent="false"/>
      <style:text-properties style:font-name="Liberation Mono" fo:font-size="10pt" officeooo:rsid="00a75cdc" officeooo:paragraph-rsid="00f8dd88" style:font-size-asian="8.75pt" style:font-size-complex="10pt"/>
    </style:style>
    <style:style style:name="P61" style:family="paragraph" style:parent-style-name="Text_20_body">
      <style:paragraph-properties fo:margin-left="0.4925in" fo:margin-right="0in" fo:text-indent="0in" style:auto-text-indent="false"/>
      <style:text-properties style:font-name="Liberation Mono" fo:font-size="10pt" officeooo:rsid="00d92873" officeooo:paragraph-rsid="00d92873" style:font-size-asian="8.75pt" style:font-size-complex="10pt"/>
    </style:style>
    <style:style style:name="P62" style:family="paragraph" style:parent-style-name="Text_20_body">
      <style:text-properties style:font-name="Liberation Mono" fo:font-size="10pt" officeooo:rsid="00d92873" officeooo:paragraph-rsid="00dca4aa" style:font-size-asian="8.75pt" style:font-size-complex="10pt"/>
    </style:style>
    <style:style style:name="P63" style:family="paragraph" style:parent-style-name="Text_20_body">
      <style:text-properties style:font-name="Liberation Mono" fo:font-size="10pt" officeooo:rsid="00d92873" officeooo:paragraph-rsid="01121ba1" style:font-size-asian="8.75pt" style:font-size-complex="10pt"/>
    </style:style>
    <style:style style:name="P64" style:family="paragraph" style:parent-style-name="Text_20_body">
      <style:text-properties style:font-name="Liberation Mono" fo:font-size="10pt" officeooo:rsid="0107343c" officeooo:paragraph-rsid="0107343c" style:font-size-asian="8.75pt" style:font-size-complex="10pt"/>
    </style:style>
    <style:style style:name="P65" style:family="paragraph" style:parent-style-name="Text_20_body">
      <style:text-properties style:font-name="Liberation Mono" fo:font-size="10pt" officeooo:rsid="0107343c" officeooo:paragraph-rsid="010a214e" style:font-size-asian="8.75pt" style:font-size-complex="10pt"/>
    </style:style>
    <style:style style:name="P66" style:family="paragraph" style:parent-style-name="Text_20_body">
      <style:text-properties officeooo:rsid="00820fa2" officeooo:paragraph-rsid="00820fa2"/>
    </style:style>
    <style:style style:name="P67" style:family="paragraph" style:parent-style-name="Text_20_body">
      <style:text-properties officeooo:rsid="0085d2ad" officeooo:paragraph-rsid="00d7a91d"/>
    </style:style>
    <style:style style:name="P68" style:family="paragraph" style:parent-style-name="Text_20_body">
      <style:text-properties officeooo:paragraph-rsid="0026dd9c"/>
    </style:style>
    <style:style style:name="P69" style:family="paragraph" style:parent-style-name="Text_20_body">
      <style:paragraph-properties fo:margin-left="0.4925in" fo:margin-right="0in" fo:text-indent="0in" style:auto-text-indent="false"/>
      <style:text-properties officeooo:rsid="00909f93" officeooo:paragraph-rsid="00e48a99"/>
    </style:style>
    <style:style style:name="P70" style:family="paragraph" style:parent-style-name="Text_20_body">
      <style:text-properties officeooo:rsid="00909f93" officeooo:paragraph-rsid="00f8dd88"/>
    </style:style>
    <style:style style:name="P71" style:family="paragraph" style:parent-style-name="Text_20_body">
      <style:paragraph-properties fo:margin-left="0.4925in" fo:margin-right="0in" fo:text-indent="0in" style:auto-text-indent="false"/>
      <style:text-properties officeooo:rsid="00909f93" officeooo:paragraph-rsid="010eb55b"/>
    </style:style>
    <style:style style:name="P72" style:family="paragraph" style:parent-style-name="Text_20_body" style:list-style-name="">
      <style:text-properties officeooo:rsid="009a9b90" officeooo:paragraph-rsid="009a9b90"/>
    </style:style>
    <style:style style:name="P73" style:family="paragraph" style:parent-style-name="Text_20_body">
      <style:text-properties officeooo:rsid="009d6532" officeooo:paragraph-rsid="009d6532"/>
    </style:style>
    <style:style style:name="P74" style:family="paragraph" style:parent-style-name="Text_20_body">
      <style:text-properties officeooo:rsid="009e83eb" officeooo:paragraph-rsid="009e83eb"/>
    </style:style>
    <style:style style:name="P75" style:family="paragraph" style:parent-style-name="Text_20_body" style:list-style-name="">
      <style:text-properties officeooo:rsid="00a919db" officeooo:paragraph-rsid="00a919db"/>
    </style:style>
    <style:style style:name="P76" style:family="paragraph" style:parent-style-name="Text_20_body" style:list-style-name="">
      <style:text-properties officeooo:rsid="00a919db" officeooo:paragraph-rsid="00af8ca9"/>
    </style:style>
    <style:style style:name="P77" style:family="paragraph" style:parent-style-name="Text_20_body" style:list-style-name="">
      <style:text-properties style:font-name="Liberation Serif" fo:font-size="12pt" officeooo:rsid="00af8ca9" officeooo:paragraph-rsid="00b09179" style:font-size-asian="10.5pt" style:font-size-complex="12pt"/>
    </style:style>
    <style:style style:name="P78" style:family="paragraph" style:parent-style-name="Text_20_body">
      <style:text-properties style:font-name="Liberation Serif" fo:font-size="12pt" officeooo:rsid="010a214e" officeooo:paragraph-rsid="010a214e" style:font-size-asian="12pt" style:font-size-complex="12pt"/>
    </style:style>
    <style:style style:name="P79" style:family="paragraph" style:parent-style-name="Text_20_body">
      <style:text-properties officeooo:rsid="00b1a783" officeooo:paragraph-rsid="00ce64c8"/>
    </style:style>
    <style:style style:name="P80" style:family="paragraph" style:parent-style-name="Text_20_body">
      <style:text-properties officeooo:rsid="00b66909" officeooo:paragraph-rsid="00b66909"/>
    </style:style>
    <style:style style:name="P81" style:family="paragraph" style:parent-style-name="Text_20_body">
      <style:paragraph-properties fo:margin-left="0.4925in" fo:margin-right="0in" fo:text-indent="0in" style:auto-text-indent="false"/>
      <style:text-properties officeooo:rsid="00c5f691" officeooo:paragraph-rsid="00c6bc1c"/>
    </style:style>
    <style:style style:name="P82" style:family="paragraph" style:parent-style-name="Text_20_body">
      <style:text-properties officeooo:rsid="00d92873" officeooo:paragraph-rsid="00d92873"/>
    </style:style>
    <style:style style:name="P83" style:family="paragraph" style:parent-style-name="Text_20_body">
      <style:text-properties officeooo:rsid="00d92873" officeooo:paragraph-rsid="00db4092"/>
    </style:style>
    <style:style style:name="P84" style:family="paragraph" style:parent-style-name="Text_20_body">
      <style:text-properties officeooo:rsid="00db4092" officeooo:paragraph-rsid="00db4092"/>
    </style:style>
    <style:style style:name="P85" style:family="paragraph" style:parent-style-name="Text_20_body">
      <style:text-properties officeooo:rsid="00f6d8a3" officeooo:paragraph-rsid="00f6d8a3"/>
    </style:style>
    <style:style style:name="P86" style:family="paragraph" style:parent-style-name="Text_20_body">
      <style:text-properties officeooo:rsid="00ff837b" officeooo:paragraph-rsid="01029f18"/>
    </style:style>
    <style:style style:name="P87" style:family="paragraph" style:parent-style-name="Text_20_body">
      <style:text-properties officeooo:rsid="0107343c" officeooo:paragraph-rsid="0107343c"/>
    </style:style>
    <style:style style:name="P88" style:family="paragraph" style:parent-style-name="Title">
      <style:text-properties officeooo:rsid="00176fe8" officeooo:paragraph-rsid="00a2ced1"/>
    </style:style>
    <style:style style:name="T1" style:family="text">
      <style:text-properties officeooo:rsid="00176fe8"/>
    </style:style>
    <style:style style:name="T2" style:family="text">
      <style:text-properties officeooo:rsid="001c617b"/>
    </style:style>
    <style:style style:name="T3" style:family="text">
      <style:text-properties officeooo:rsid="00dfb00e"/>
    </style:style>
    <style:style style:name="T4" style:family="text">
      <style:text-properties officeooo:rsid="014009ba"/>
    </style:style>
    <style:style style:name="T5" style:family="text">
      <style:text-properties officeooo:rsid="001c7d02"/>
    </style:style>
    <style:style style:name="T6" style:family="text">
      <style:text-properties officeooo:rsid="001e51bb"/>
    </style:style>
    <style:style style:name="T7" style:family="text">
      <style:text-properties officeooo:rsid="00202703"/>
    </style:style>
    <style:style style:name="T8" style:family="text">
      <style:text-properties fo:color="#454545" loext:opacity="100%" style:font-name="Liberation Serif" fo:font-size="12pt" style:font-size-asian="12pt" style:font-size-complex="12pt"/>
    </style:style>
    <style:style style:name="T9" style:family="text">
      <style:text-properties fo:color="#454545" loext:opacity="100%" style:font-name="Liberation Serif" fo:font-size="12pt" officeooo:rsid="0027c0a3" style:font-size-asian="12pt" style:font-size-complex="12pt"/>
    </style:style>
    <style:style style:name="T10" style:family="text">
      <style:text-properties fo:color="#454545" loext:opacity="100%" style:font-name="Liberation Serif" fo:font-size="12pt" officeooo:rsid="0028c898" style:font-size-asian="12pt" style:font-size-complex="12pt"/>
    </style:style>
    <style:style style:name="T11" style:family="text">
      <style:text-properties officeooo:rsid="00257a83"/>
    </style:style>
    <style:style style:name="T12" style:family="text">
      <style:text-properties officeooo:rsid="0026dd9c"/>
    </style:style>
    <style:style style:name="T13" style:family="text">
      <style:text-properties fo:color="#000000" loext:opacity="100%" style:font-name="Liberation Serif" fo:font-size="12pt" style:font-size-asian="12pt" style:font-size-complex="12pt"/>
    </style:style>
    <style:style style:name="T14" style:family="text">
      <style:text-properties fo:color="#000000" loext:opacity="100%" style:font-name="Liberation Serif" fo:font-size="12pt" officeooo:rsid="0095cc54" style:font-size-asian="12pt" style:font-size-complex="12pt"/>
    </style:style>
    <style:style style:name="T15" style:family="text">
      <style:text-properties fo:color="#000000" loext:opacity="100%" style:font-name="Liberation Serif" fo:font-size="12pt" officeooo:rsid="00f34f85" style:font-size-asian="12pt" style:font-size-complex="12pt"/>
    </style:style>
    <style:style style:name="T16" style:family="text">
      <style:text-properties fo:color="#000000" loext:opacity="100%" style:font-name="Liberation Mono" fo:font-size="10pt" officeooo:rsid="0095cc54" style:font-size-asian="10pt" style:font-size-complex="10pt"/>
    </style:style>
    <style:style style:name="T17" style:family="text">
      <style:text-properties officeooo:rsid="0028c898"/>
    </style:style>
    <style:style style:name="T18" style:family="text">
      <style:text-properties style:font-name="Arial" fo:font-size="10pt" style:font-size-asian="10pt"/>
    </style:style>
    <style:style style:name="T19" style:family="text">
      <style:text-properties officeooo:rsid="002b49e8"/>
    </style:style>
    <style:style style:name="T20" style:family="text">
      <style:text-properties officeooo:rsid="002cc84a"/>
    </style:style>
    <style:style style:name="T21" style:family="text">
      <style:text-properties officeooo:rsid="002d2ceb"/>
    </style:style>
    <style:style style:name="T22" style:family="text">
      <style:text-properties officeooo:rsid="002ded00"/>
    </style:style>
    <style:style style:name="T23" style:family="text">
      <style:text-properties officeooo:rsid="00362bf8"/>
    </style:style>
    <style:style style:name="T24" style:family="text">
      <style:text-properties officeooo:rsid="0052398b"/>
    </style:style>
    <style:style style:name="T25" style:family="text">
      <style:text-properties officeooo:rsid="0053329a"/>
    </style:style>
    <style:style style:name="T26" style:family="text">
      <style:text-properties officeooo:rsid="0054bfe4"/>
    </style:style>
    <style:style style:name="T27" style:family="text">
      <style:text-properties officeooo:rsid="005040de"/>
    </style:style>
    <style:style style:name="T28" style:family="text">
      <style:text-properties officeooo:rsid="0039d03b"/>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53444" style:font-size-asian="10pt" style:font-size-complex="10pt"/>
    </style:style>
    <style:style style:name="T31" style:family="text">
      <style:text-properties officeooo:rsid="00404052"/>
    </style:style>
    <style:style style:name="T32" style:family="text">
      <style:text-properties officeooo:rsid="00417521"/>
    </style:style>
    <style:style style:name="T33" style:family="text">
      <style:text-properties officeooo:rsid="0042f39b"/>
    </style:style>
    <style:style style:name="T34" style:family="text">
      <style:text-properties officeooo:rsid="0046e6ab"/>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style:font-size-asian="10.5pt" style:font-size-complex="12pt"/>
    </style:style>
    <style:style style:name="T37" style:family="text">
      <style:text-properties style:font-name="Liberation Serif" fo:font-size="12pt" officeooo:rsid="00553444" style:font-size-asian="10.5pt" style:font-size-complex="12pt"/>
    </style:style>
    <style:style style:name="T38" style:family="text">
      <style:text-properties style:font-name="Liberation Serif" fo:font-size="12pt" officeooo:rsid="004d9885" style:font-size-asian="10.5pt" style:font-size-complex="12pt"/>
    </style:style>
    <style:style style:name="T39" style:family="text">
      <style:text-properties officeooo:rsid="00501759"/>
    </style:style>
    <style:style style:name="T40" style:family="text">
      <style:text-properties officeooo:rsid="0051076e"/>
    </style:style>
    <style:style style:name="T41" style:family="text">
      <style:text-properties officeooo:rsid="0054a9fa"/>
    </style:style>
    <style:style style:name="T42" style:family="text">
      <style:text-properties officeooo:rsid="00567b3a"/>
    </style:style>
    <style:style style:name="T43" style:family="text">
      <style:text-properties officeooo:rsid="00572843"/>
    </style:style>
    <style:style style:name="T44" style:family="text">
      <style:text-properties officeooo:rsid="00584203"/>
    </style:style>
    <style:style style:name="T45" style:family="text">
      <style:text-properties officeooo:rsid="005ef626"/>
    </style:style>
    <style:style style:name="T46" style:family="text">
      <style:text-properties officeooo:rsid="0060292c"/>
    </style:style>
    <style:style style:name="T47" style:family="text">
      <style:text-properties officeooo:rsid="00618721"/>
    </style:style>
    <style:style style:name="T48" style:family="text">
      <style:text-properties officeooo:rsid="006188cb"/>
    </style:style>
    <style:style style:name="T49" style:family="text">
      <style:text-properties officeooo:rsid="00627a37"/>
    </style:style>
    <style:style style:name="T50" style:family="text">
      <style:text-properties officeooo:rsid="0063c7c3"/>
    </style:style>
    <style:style style:name="T51" style:family="text">
      <style:text-properties officeooo:rsid="00655659"/>
    </style:style>
    <style:style style:name="T52" style:family="text">
      <style:text-properties officeooo:rsid="0067990c"/>
    </style:style>
    <style:style style:name="T53" style:family="text">
      <style:text-properties officeooo:rsid="0067ef2d"/>
    </style:style>
    <style:style style:name="T54" style:family="text">
      <style:text-properties officeooo:rsid="00686ee0"/>
    </style:style>
    <style:style style:name="T55" style:family="text">
      <style:text-properties officeooo:rsid="0069c3c3"/>
    </style:style>
    <style:style style:name="T56" style:family="text">
      <style:text-properties officeooo:rsid="006c1138"/>
    </style:style>
    <style:style style:name="T57" style:family="text">
      <style:text-properties officeooo:rsid="006c3d77"/>
    </style:style>
    <style:style style:name="T58" style:family="text">
      <style:text-properties officeooo:rsid="006dfd6f"/>
    </style:style>
    <style:style style:name="T59" style:family="text">
      <style:text-properties officeooo:rsid="006f31c7"/>
    </style:style>
    <style:style style:name="T60" style:family="text">
      <style:text-properties officeooo:rsid="006f886a"/>
    </style:style>
    <style:style style:name="T61" style:family="text">
      <style:text-properties officeooo:rsid="00714cda"/>
    </style:style>
    <style:style style:name="T62" style:family="text">
      <style:text-properties officeooo:rsid="0072bebe"/>
    </style:style>
    <style:style style:name="T63" style:family="text">
      <style:text-properties officeooo:rsid="00741d82"/>
    </style:style>
    <style:style style:name="T64" style:family="text">
      <style:text-properties officeooo:rsid="0075a9fb"/>
    </style:style>
    <style:style style:name="T65" style:family="text">
      <style:text-properties officeooo:rsid="00773866"/>
    </style:style>
    <style:style style:name="T66" style:family="text">
      <style:text-properties officeooo:rsid="007b3500"/>
    </style:style>
    <style:style style:name="T67" style:family="text">
      <style:text-properties officeooo:rsid="007b7ec1"/>
    </style:style>
    <style:style style:name="T68" style:family="text">
      <style:text-properties officeooo:rsid="007dbea6"/>
    </style:style>
    <style:style style:name="T69" style:family="text">
      <style:text-properties style:font-name="Liberation Mono" fo:font-size="10pt" officeooo:rsid="007c303d" style:font-size-asian="8.75pt" style:font-size-complex="10pt"/>
    </style:style>
    <style:style style:name="T70" style:family="text">
      <style:text-properties style:font-name="Liberation Mono" fo:font-size="10pt" officeooo:rsid="007dbea6" style:font-size-asian="8.75pt" style:font-size-complex="10pt"/>
    </style:style>
    <style:style style:name="T71" style:family="text">
      <style:text-properties style:font-name="Liberation Mono" fo:font-size="10pt" officeooo:rsid="00a75cdc" style:font-size-asian="8.75pt" style:font-size-complex="10pt"/>
    </style:style>
    <style:style style:name="T72" style:family="text">
      <style:text-properties style:font-name="Liberation Mono" fo:font-size="10pt" officeooo:rsid="00ab49d5" style:font-size-asian="8.75pt" style:font-size-complex="10pt"/>
    </style:style>
    <style:style style:name="T73" style:family="text">
      <style:text-properties style:font-name="Liberation Mono" fo:font-size="10pt" officeooo:rsid="00c6bc1c" style:font-size-asian="8.75pt" style:font-size-complex="10pt"/>
    </style:style>
    <style:style style:name="T74" style:family="text">
      <style:text-properties style:font-name="Liberation Mono" fo:font-size="10pt" officeooo:rsid="00fd8d70" style:font-size-asian="8.75pt" style:font-size-complex="10pt"/>
    </style:style>
    <style:style style:name="T75" style:family="text">
      <style:text-properties style:font-name="Liberation Mono" fo:font-size="10pt" style:font-size-asian="10pt" style:font-size-complex="10pt"/>
    </style:style>
    <style:style style:name="T76" style:family="text">
      <style:text-properties style:font-name="Liberation Mono" fo:font-size="10pt" officeooo:rsid="00acf054" style:font-size-asian="10pt" style:font-size-complex="10pt"/>
    </style:style>
    <style:style style:name="T77" style:family="text">
      <style:text-properties officeooo:rsid="008086a7"/>
    </style:style>
    <style:style style:name="T78" style:family="text">
      <style:text-properties officeooo:rsid="008098d6"/>
    </style:style>
    <style:style style:name="T79" style:family="text">
      <style:text-properties officeooo:rsid="008393c2"/>
    </style:style>
    <style:style style:name="T80" style:family="text">
      <style:text-properties officeooo:rsid="00871102"/>
    </style:style>
    <style:style style:name="T81" style:family="text">
      <style:text-properties officeooo:rsid="008c26b6"/>
    </style:style>
    <style:style style:name="T82" style:family="text">
      <style:text-properties officeooo:rsid="008c7e12"/>
    </style:style>
    <style:style style:name="T83" style:family="text">
      <style:text-properties officeooo:rsid="008d2d6f"/>
    </style:style>
    <style:style style:name="T84" style:family="text">
      <style:text-properties officeooo:rsid="009184e2"/>
    </style:style>
    <style:style style:name="T85" style:family="text">
      <style:text-properties officeooo:rsid="004e8a71"/>
    </style:style>
    <style:style style:name="T86" style:family="text">
      <style:text-properties officeooo:rsid="00919d8b"/>
    </style:style>
    <style:style style:name="T87" style:family="text">
      <style:text-properties officeooo:rsid="00927239"/>
    </style:style>
    <style:style style:name="T88" style:family="text">
      <style:text-properties officeooo:rsid="0093e3f5"/>
    </style:style>
    <style:style style:name="T89" style:family="text">
      <style:text-properties officeooo:rsid="009952e4"/>
    </style:style>
    <style:style style:name="T90" style:family="text">
      <style:text-properties officeooo:rsid="009af0ca"/>
    </style:style>
    <style:style style:name="T91" style:family="text">
      <style:text-properties officeooo:rsid="009c92c1"/>
    </style:style>
    <style:style style:name="T92" style:family="text">
      <style:text-properties officeooo:rsid="009cffe5"/>
    </style:style>
    <style:style style:name="T93" style:family="text">
      <style:text-properties officeooo:rsid="00a17d26"/>
    </style:style>
    <style:style style:name="T94" style:family="text">
      <style:text-properties officeooo:rsid="00a28042"/>
    </style:style>
    <style:style style:name="T95" style:family="text">
      <style:text-properties officeooo:rsid="00a2ced1"/>
    </style:style>
    <style:style style:name="T96" style:family="text">
      <style:text-properties officeooo:rsid="00a2e73f"/>
    </style:style>
    <style:style style:name="T97" style:family="text">
      <style:text-properties officeooo:rsid="00a3cc0c"/>
    </style:style>
    <style:style style:name="T98" style:family="text">
      <style:text-properties officeooo:rsid="00a75cdc"/>
    </style:style>
    <style:style style:name="T99" style:family="text">
      <style:text-properties officeooo:rsid="00ab49d5"/>
    </style:style>
    <style:style style:name="T100" style:family="text">
      <style:text-properties officeooo:rsid="00acf054"/>
    </style:style>
    <style:style style:name="T101" style:family="text">
      <style:text-properties officeooo:rsid="00af8ca9"/>
    </style:style>
    <style:style style:name="T102" style:family="text">
      <style:text-properties officeooo:rsid="00b09179"/>
    </style:style>
    <style:style style:name="T103" style:family="text">
      <style:text-properties officeooo:rsid="00b19e67"/>
    </style:style>
    <style:style style:name="T104" style:family="text">
      <style:text-properties officeooo:rsid="00b24324"/>
    </style:style>
    <style:style style:name="T105" style:family="text">
      <style:text-properties officeooo:rsid="00b6c61d"/>
    </style:style>
    <style:style style:name="T106" style:family="text">
      <style:text-properties officeooo:rsid="00b86838"/>
    </style:style>
    <style:style style:name="T107" style:family="text">
      <style:text-properties officeooo:rsid="00b9e03f"/>
    </style:style>
    <style:style style:name="T108" style:family="text">
      <style:text-properties officeooo:rsid="00ba37b2"/>
    </style:style>
    <style:style style:name="T109" style:family="text">
      <style:text-properties officeooo:rsid="00bac12f"/>
    </style:style>
    <style:style style:name="T110" style:family="text">
      <style:text-properties officeooo:rsid="00bb91b6"/>
    </style:style>
    <style:style style:name="T111" style:family="text">
      <style:text-properties officeooo:rsid="00bd88fc"/>
    </style:style>
    <style:style style:name="T112" style:family="text">
      <style:text-properties officeooo:rsid="00bf18e3"/>
    </style:style>
    <style:style style:name="T113" style:family="text">
      <style:text-properties officeooo:rsid="00c10267"/>
    </style:style>
    <style:style style:name="T114" style:family="text">
      <style:text-properties officeooo:rsid="00c291e2"/>
    </style:style>
    <style:style style:name="T115" style:family="text">
      <style:text-properties officeooo:rsid="00c490d6"/>
    </style:style>
    <style:style style:name="T116" style:family="text">
      <style:text-properties officeooo:rsid="00cae6ab"/>
    </style:style>
    <style:style style:name="T117" style:family="text">
      <style:text-properties officeooo:rsid="00cc3cd8"/>
    </style:style>
    <style:style style:name="T118" style:family="text">
      <style:text-properties officeooo:rsid="00ce18ad"/>
    </style:style>
    <style:style style:name="T119" style:family="text">
      <style:text-properties officeooo:rsid="00cfe5dc"/>
    </style:style>
    <style:style style:name="T120" style:family="text">
      <style:text-properties officeooo:rsid="00d0edb7"/>
    </style:style>
    <style:style style:name="T121" style:family="text">
      <style:text-properties officeooo:rsid="00d288b2"/>
    </style:style>
    <style:style style:name="T122" style:family="text">
      <style:text-properties officeooo:rsid="00d45111"/>
    </style:style>
    <style:style style:name="T123" style:family="text">
      <style:text-properties officeooo:rsid="00d5f172"/>
    </style:style>
    <style:style style:name="T124" style:family="text">
      <style:text-properties officeooo:rsid="00d67da4"/>
    </style:style>
    <style:style style:name="T125" style:family="text">
      <style:text-properties officeooo:rsid="00d7a91d"/>
    </style:style>
    <style:style style:name="T126" style:family="text">
      <style:text-properties officeooo:rsid="00db4092"/>
    </style:style>
    <style:style style:name="T127" style:family="text">
      <style:text-properties officeooo:rsid="00e00e8a"/>
    </style:style>
    <style:style style:name="T128" style:family="text">
      <style:text-properties officeooo:rsid="00e0a929"/>
    </style:style>
    <style:style style:name="T129" style:family="text">
      <style:text-properties officeooo:rsid="00e0f5cc"/>
    </style:style>
    <style:style style:name="T130" style:family="text">
      <style:text-properties officeooo:rsid="00e23aef"/>
    </style:style>
    <style:style style:name="T131" style:family="text">
      <style:text-properties officeooo:rsid="00e7cb8e"/>
    </style:style>
    <style:style style:name="T132" style:family="text">
      <style:text-properties officeooo:rsid="00e99ab2"/>
    </style:style>
    <style:style style:name="T133" style:family="text">
      <style:text-properties officeooo:rsid="00ea09f4"/>
    </style:style>
    <style:style style:name="T134" style:family="text">
      <style:text-properties officeooo:rsid="00eb7569"/>
    </style:style>
    <style:style style:name="T135" style:family="text">
      <style:text-properties officeooo:rsid="00ece0c7"/>
    </style:style>
    <style:style style:name="T136" style:family="text">
      <style:text-properties officeooo:rsid="00ee8330"/>
    </style:style>
    <style:style style:name="T137" style:family="text">
      <style:text-properties officeooo:rsid="00efe3c0"/>
    </style:style>
    <style:style style:name="T138" style:family="text">
      <style:text-properties officeooo:rsid="00f0f680"/>
    </style:style>
    <style:style style:name="T139" style:family="text">
      <style:text-properties officeooo:rsid="00f34f85"/>
    </style:style>
    <style:style style:name="T140" style:family="text">
      <style:text-properties officeooo:rsid="00f402a4"/>
    </style:style>
    <style:style style:name="T141" style:family="text">
      <style:text-properties officeooo:rsid="00f47caf"/>
    </style:style>
    <style:style style:name="T142" style:family="text">
      <style:text-properties officeooo:rsid="00f6d8a3"/>
    </style:style>
    <style:style style:name="T143" style:family="text">
      <style:text-properties officeooo:rsid="00f6ee19"/>
    </style:style>
    <style:style style:name="T144" style:family="text">
      <style:text-properties officeooo:rsid="00f75bc1"/>
    </style:style>
    <style:style style:name="T145" style:family="text">
      <style:text-properties officeooo:rsid="00f8dd88"/>
    </style:style>
    <style:style style:name="T146" style:family="text">
      <style:text-properties officeooo:rsid="00fb9ce3"/>
    </style:style>
    <style:style style:name="T147" style:family="text">
      <style:text-properties officeooo:rsid="00fbd513"/>
    </style:style>
    <style:style style:name="T148" style:family="text">
      <style:text-properties officeooo:rsid="00fd0e8d"/>
    </style:style>
    <style:style style:name="T149" style:family="text">
      <style:text-properties officeooo:rsid="0100d592"/>
    </style:style>
    <style:style style:name="T150" style:family="text">
      <style:text-properties officeooo:rsid="01029f18"/>
    </style:style>
    <style:style style:name="T151" style:family="text">
      <style:text-properties officeooo:rsid="01047abd"/>
    </style:style>
    <style:style style:name="T152" style:family="text">
      <style:text-properties officeooo:rsid="01061316"/>
    </style:style>
    <style:style style:name="T153" style:family="text">
      <style:text-properties officeooo:rsid="0106a5dd"/>
    </style:style>
    <style:style style:name="T154" style:family="text">
      <style:text-properties officeooo:rsid="01090954"/>
    </style:style>
    <style:style style:name="T155" style:family="text">
      <style:text-properties officeooo:rsid="010a1e9a"/>
    </style:style>
    <style:style style:name="T156" style:family="text">
      <style:text-properties officeooo:rsid="010be184"/>
    </style:style>
    <style:style style:name="T157" style:family="text">
      <style:text-properties officeooo:rsid="010d856c"/>
    </style:style>
    <style:style style:name="T158" style:family="text">
      <style:text-properties officeooo:rsid="01121ba1"/>
    </style:style>
    <style:style style:name="T159" style:family="text">
      <style:text-properties officeooo:rsid="011244a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96">Three Steps from SQL <text:line-break/>to a Document Database</text:span></text:p>
      <text:p text:style-name="P25"><text:span text:style-name="T96">How I used a Python API</text:span><text:span text:style-name="T95"> to migrate</text:span><text:span text:style-name="T1"> </text:span><text:span text:style-name="T95">my </text:span><text:span text:style-name="T1">Music Library <text:line-break/></text:span><text:span text:style-name="T95">from SQL to a document database</text:span></text:p>
      <text:h text:style-name="P22" text:outline-level="2">Overview</text:h>
      <text:p text:style-name="P6"><text:span text:style-name="T49">In t</text:span><text:span text:style-name="T48">his artic</text:span><text:span text:style-name="T49">le, I will </text:span><text:span text:style-name="T50">show you how I use</text:span><text:span text:style-name="T94">d</text:span><text:span text:style-name="T50"> a Python </text:span><text:span text:style-name="T130">application programming interface</text:span><text:span text:style-name="T50"> </text:span><text:span text:style-name="T130">(</text:span><text:span text:style-name="T50">API</text:span><text:span text:style-name="T130">)</text:span><text:span text:style-name="T50"> to migrate my </text:span><text:span text:style-name="T110">music library from a</text:span><text:span text:style-name="T50"> SQL relational database to a NoSQL document database</text:span><text:span text:style-name="T6">. </text:span><text:span text:style-name="T51">I will highlight some basics about document databases, the Python methods that I used, and the database tool that </text:span><text:span text:style-name="T53">enables migration</text:span><text:span text:style-name="T51">.</text:span><text:span text:style-name="T6"> </text:span></text:p>
      <text:h text:style-name="Heading_20_2" text:outline-level="2"><text:span text:style-name="T47">Why m</text:span><text:span text:style-name="T46">igrate </text:span><text:span text:style-name="T128">from</text:span><text:span text:style-name="T46"> SQL</text:span> <text:span text:style-name="T46">to </text:span><text:span text:style-name="T128">NoSQL?</text:span></text:h>
      <text:p text:style-name="P47">I have <text:span text:style-name="T52">my</text:span> existing <text:span text:style-name="T52">personal</text:span> <text:span text:style-name="T2">music library in a</text:span> SQL <text:span text:style-name="T51">relational</text:span> database <text:span text:style-name="T2">contain</text:span><text:span text:style-name="T128">ing</text:span><text:span text:style-name="T2"> music metadata</text:span><text:span text:style-name="T3"> — artist, song title, album title, </text:span><text:span text:style-name="T4">track number</text:span><text:span text:style-name="T3">, genre, </text:span><text:span text:style-name="T4">release year</text:span><text:span text:style-name="T3"> — </text:span><text:span text:style-name="T5">that I </text:span>want to <text:span text:style-name="T20">migrate to a NoSQL </text:span><text:span text:style-name="T93">document</text:span><text:span text:style-name="T20"> </text:span><text:span text:style-name="T23">database</text:span><text:span text:style-name="T6">. </text:span><text:span text:style-name="T142">For the purpose of this article, I’ll be using select examples from my library.</text:span></text:p>
      <text:p text:style-name="P85">(Figure 1. <text:span text:style-name="T143">SQL table of s</text:span>elect songs from my library.)</text:p>
      <text:p text:style-name="P47"><text:span text:style-name="T53">Relational databases have been </text:span><text:span text:style-name="T61">in use</text:span><text:span text:style-name="T53"> for decades. </text:span><text:span text:style-name="T134">SQL </text:span><text:span text:style-name="T137">relational</text:span><text:span text:style-name="T134"> databases </text:span><text:span text:style-name="T137">make up</text:span><text:span text:style-name="T134"> 60% of the database market </text:span><text:span text:style-name="T135">in 2022 according to </text:span><text:span text:style-name="T136">a</text:span><text:span text:style-name="T135"> S</text:span><text:span text:style-name="T136">caleGrid </text:span><text:span text:style-name="T137">Database</text:span><text:span text:style-name="T136"> </text:span><text:span text:style-name="T137">Trends report</text:span><text:span text:style-name="T53">. In recent years, use of document databases has increased, largely driven by </text:span><text:span text:style-name="T54">the requirements of big data. </text:span><text:span text:style-name="T55">To clarify some terminology, a structured query language (SQL) database is a relational database. </text:span><text:span text:style-name="T56">One of the criticisms of relational databases is that their schema is rigid. All data fields need to be defined in advance </text:span><text:span text:style-name="T58">with identical fields in every row in a table</text:span><text:span text:style-name="T56"> making it difficult to make schema change</text:span><text:span text:style-name="T57">s</text:span><text:span text:style-name="T56"> </text:span><text:span text:style-name="T57">later</text:span><text:span text:style-name="T56">.</text:span></text:p>
      <text:p text:style-name="P48">Document store databases, <text:span text:style-name="T111">sometimes referred to as NoSQL,</text:span> do not have a fixed schema. <text:span text:style-name="T59">Each document can have the same fields, but it is not required. In fact, it is possible to have different fields in each document throughout the database. </text:span><text:span text:style-name="T60">That flexibility is one of the key advantages of a document store over a relational store. I</text:span><text:span text:style-name="T121">t allow</text:span><text:span text:style-name="T138">s</text:span><text:span text:style-name="T121"> me to later</text:span><text:span text:style-name="T60"> add metadata to my music library</text:span><text:span text:style-name="T61">. </text:span><text:span text:style-name="T121">That</text:span><text:span text:style-name="T61"> include</text:span><text:span text:style-name="T121">s</text:span><text:span text:style-name="T61"> artist background information, song credits, and other miscellaneous data that may not be immediately available.</text:span></text:p>
      <text:h text:style-name="P21" text:outline-level="2">JSON metadata </text:h>
      <text:p text:style-name="P67"><text:span text:style-name="T62">In many document stores, documents are comprised of JavaScript object notation (JSON) objects. </text:span>JSON <text:span text:style-name="T112">is</text:span><text:span text:style-name="T62"> becom</text:span><text:span text:style-name="T112">ing increasingly popular as</text:span><text:span text:style-name="T62"> a standard for data interchange and storage </text:span><text:span text:style-name="T125">and</text:span> is beginning to replace the extensible markup language (XML) as a dominant data exchange format, particularly for music metadata.<text:span text:style-name="T62"> JSON </text:span><text:span text:style-name="T61">documents are lightweight, language-independent, and human readable. </text:span><text:span text:style-name="T112">In </text:span><text:soft-page-break/><text:span text:style-name="T112">short, it is elegant in its simplicity.</text:span><text:span text:style-name="T61"> </text:span>Many popular music <text:span text:style-name="T131">APIs </text:span>provide<text:span text:style-name="T61"> </text:span><text:span text:style-name="T23">JSON</text:span><text:span text:style-name="T61"> </text:span>formatted metadata. Some of these sources include<text:span text:style-name="T61"> Amazon, Apple Music, Spotify, SoundCloud, and others. </text:span></text:p>
      <text:p text:style-name="P49"><text:span text:style-name="T123">T</text:span><text:span text:style-name="T113">he JSON format</text:span><text:span text:style-name="T80"> </text:span><text:span text:style-name="T21">ease</text:span><text:span text:style-name="T113">s</text:span><text:span text:style-name="T21"> development </text:span><text:span text:style-name="T113">because it is</text:span><text:span text:style-name="T21"> object-oriented </text:span><text:span text:style-name="T113">and</text:span><text:span text:style-name="T21"> </text:span><text:span text:style-name="T22">easier to parse </text:span><text:span text:style-name="T139">since </text:span><text:span text:style-name="T63">JSON objects are comprised of key-value pair</text:span><text:span text:style-name="T22">.</text:span><text:span text:style-name="T13"> </text:span><text:span text:style-name="T14">The </text:span><text:span text:style-name="T15">basic</text:span><text:span text:style-name="T14"> form of a JSON object is </text:span><text:span text:style-name="T16">{key:value}</text:span><text:span text:style-name="T14">. You will note that this is the same form as a Python dictionary. </text:span><text:span text:style-name="T119">From a software develop</text:span><text:span text:style-name="T120">ment</text:span><text:span text:style-name="T119"> perspective, </text:span><text:span text:style-name="T124">JSON is</text:span><text:span text:style-name="T61"> </text:span><text:span text:style-name="T120">well suited</text:span><text:span text:style-name="T61"> to object-oriented programming languages </text:span><text:span text:style-name="T62">like Python, JavaScript, and others. </text:span></text:p>
      <text:p text:style-name="P82">Example <text:span text:style-name="T126">1</text:span>:</text:p>
      <text:p text:style-name="P82">Let’s consider that we have a simple document case containing and artist name and album. The document instance would be defined as follows:</text:p>
      <text:p text:style-name="P61">{"<text:span text:style-name="T158">A</text:span>rtist" : "Quincy Jones", "<text:span text:style-name="T158">A</text:span>lbum" : "Q's Juke Joint"}</text:p>
      <text:p text:style-name="P50"><text:span text:style-name="T140">A</text:span><text:span text:style-name="T64"> group of related documents is referred to as a collection. </text:span><text:span text:style-name="T122">D</text:span><text:span text:style-name="T63">raw</text:span><text:span text:style-name="T122">ing</text:span><text:span text:style-name="T63"> </text:span><text:span text:style-name="T122">equivalency</text:span><text:span text:style-name="T63"> </text:span><text:span text:style-name="T64">between a relational database and a document database, a table </text:span><text:span text:style-name="T65">in a </text:span><text:span text:style-name="T64">relational </text:span><text:span text:style-name="T65">database</text:span><text:span text:style-name="T64"> is equivalent to a collection </text:span><text:span text:style-name="T65">in a document database</text:span><text:span text:style-name="T64">. Each row in a table is equivalent to a document in the collection and each field name (column) in a table is equivalent to a key in a </text:span><text:span text:style-name="T65">document</text:span><text:span text:style-name="T64">. </text:span></text:p>
      <text:p text:style-name="P83">Example <text:span text:style-name="T126">2</text:span>: <text:span text:style-name="T127">(Get table screenshot: </text:span><text:span text:style-name="T159">sql_table_select</text:span><text:span text:style-name="T127">)</text:span></text:p>
      <text:p text:style-name="P84">In table form, the artist and album from Example 1 would appear as follows:</text:p>
      <table:table table:name="Table1" table:style-name="Table1">
        <table:table-column table:style-name="Table1.A" table:number-columns-repeated="2"/>
        <table:table-row table:style-name="TableLine1295195559024">
          <table:table-cell table:style-name="Table1.A1" office:value-type="string">
            <text:p text:style-name="P63">Artist</text:p>
          </table:table-cell>
          <table:table-cell table:style-name="Table1.B1" office:value-type="string">
            <text:p text:style-name="P62"><text:span text:style-name="T158">A</text:span>lbum</text:p>
          </table:table-cell>
        </table:table-row>
        <table:table-row table:style-name="TableLine1295195559024">
          <table:table-cell table:style-name="Table1.A2" office:value-type="string">
            <text:p text:style-name="P62">Quincy Jones</text:p>
          </table:table-cell>
          <table:table-cell table:style-name="Table1.B2" office:value-type="string">
            <text:p text:style-name="P62">Q's Juke Joint</text:p>
          </table:table-cell>
        </table:table-row>
      </table:table>
      <text:p text:style-name="P24"/>
      <text:h text:style-name="P18" text:outline-level="2">API methods <text:span text:style-name="T77">for </text:span><text:span text:style-name="T132">database</text:span><text:span text:style-name="T77"> migration</text:span></text:h>
      <text:p text:style-name="P51">Now that we know what a document store is, I’ll show how to use a Python API to migrate <text:span text:style-name="T141">a</text:span> relational database to a document database. <text:span text:style-name="T66">My source database was created with MySQL so I used the</text:span><text:span text:style-name="T7"> X </text:span><text:span text:style-name="T66">D</text:span><text:span text:style-name="T7">evAPI </text:span><text:span text:style-name="T82">interface</text:span><text:span text:style-name="T7"> </text:span><text:span text:style-name="T66">in the MySQL Shell </text:span><text:span text:style-name="T129">8.0</text:span><text:span text:style-name="T66"> application which allows me to access </text:span><text:span text:style-name="T67">tables in the relational database and documents in the document database. </text:span></text:p>
      <text:p text:style-name="P66">In <text:span text:style-name="T79">this article</text:span>, I’ll use table methods to access data in tables, and document methods to build and verify my documents. <text:span text:style-name="T90">Four</text:span><text:span text:style-name="T83"> steps are required to migrate data: </text:span><text:span text:style-name="T90">1) create collection,</text:span><text:span text:style-name="T83"> </text:span><text:span text:style-name="T118">2</text:span><text:span text:style-name="T83">) fetch a row, and </text:span><text:span text:style-name="T118">3</text:span><text:span text:style-name="T83">) add fetched record to the document collection.</text:span></text:p>
      <text:p text:style-name="P52">Table methods:</text:p>
      <text:p text:style-name="P53">t<text:span text:style-name="T68">able</text:span>.select() <text:span text:style-name="T68"># Returns a result object</text:span></text:p>
      <text:p text:style-name="P54">result.fetch_one_object() <text:span text:style-name="T68"># Returns a dictionary/</text:span><text:span text:style-name="T81">json</text:span><text:span text:style-name="T68"> object</text:span></text:p>
      <text:p text:style-name="P52">Document methods:</text:p>
      <text:p text:style-name="P53"><text:span text:style-name="T114">collection</text:span>.add(<text:span text:style-name="T77">) # Inserts a document into a collection</text:span></text:p>
      <text:p text:style-name="P55"><text:span text:style-name="T114">collection</text:span>.find() <text:span text:style-name="T78"># Finds all documents in a collection</text:span></text:p>
      <text:p text:style-name="P55"><text:span text:style-name="T68">result</text:span>.fetch_one() <text:span text:style-name="T68"># Returns a table row object</text:span></text:p>
      <text:h text:style-name="P20" text:outline-level="2"><text:soft-page-break/><text:span text:style-name="T46">The process</text:span></text:h>
      <text:p text:style-name="P70">The three steps that I identified above <text:span text:style-name="T84">assume that the relational database exists, that a database connection has already been established, the source table exists. </text:span><text:span text:style-name="T145">Before starting the migration process, I’m assuming that t</text:span><text:span text:style-name="T88">he following instances already exist:</text:span></text:p>
      <text:h text:style-name="P59" text:outline-level="2"/>
      <text:h text:style-name="P59" text:outline-level="2">my_session = mysqlx.get_session( &lt;URI&gt; ) # Session instance</text:h>
      <text:p text:style-name="P60">my_database = mySession.get_schema('my_db')</text:p>
      <text:p text:style-name="P70"/>
      <text:p text:style-name="P70"><text:span text:style-name="T146">The first step in</text:span><text:span text:style-name="T84"> the migration process </text:span><text:span text:style-name="T146">is to</text:span><text:span text:style-name="T84"> create the target collection.</text:span></text:p>
      <text:h text:style-name="Heading_20_4" text:outline-level="4">Step 1: <text:span text:style-name="T85">Create collection<text:line-break/></text:span></text:h>
      <text:p text:style-name="P71"><text:span text:style-name="T70">doc_collection1 = my_database.create_collection('my_collection1')</text:span></text:p>
      <text:p text:style-name="P69"><text:span text:style-name="T70"/></text:p>
      <text:h text:style-name="P31" text:outline-level="2"><text:span text:style-name="T86">I’ve created a collection object named my_collection using the .create_collection method and assigned it to </text:span><text:span text:style-name="T70">doc_collection1</text:span><text:span text:style-name="T86">. </text:span></text:h>
      <text:h text:style-name="P30" text:outline-level="2"><text:span text:style-name="T87">I will subsequently add,</text:span><text:span text:style-name="T89"> update, </text:span><text:span text:style-name="T117">or remove</text:span><text:span text:style-name="T87"> documents </text:span><text:span text:style-name="T89">as necessary.</text:span></text:h>
      <text:h text:style-name="Heading_20_4" text:outline-level="4">Step 2: <text:span text:style-name="T91">Fetch table row data</text:span></text:h>
      <text:h text:style-name="P72" text:outline-level="2"/>
      <text:p text:style-name="P58">table_result <text:span text:style-name="T99">= </text:span><text:span text:style-name="T144">sql</text:span>_table.select() <text:span text:style-name="T68"># Returns a result object</text:span></text:p>
      <text:h text:style-name="P56" text:outline-level="2"><text:span text:style-name="T99">table_</text:span><text:span text:style-name="T147">2</text:span><text:span text:style-name="T99">document = </text:span>table_result.fetch_one_object() <text:span text:style-name="T68"># Returns a </text:span><text:span text:style-name="T81">json</text:span><text:span text:style-name="T68"> object</text:span></text:h>
      <text:h text:style-name="P75" text:outline-level="2"/>
      <text:h text:style-name="P76" text:outline-level="2">In the code above, the <text:span text:style-name="T29">select</text:span><text:span text:style-name="T76">()</text:span> method is analogous to the SELECT statement in SQL. <text:span text:style-name="T100">It returns a result that is a list of rows. </text:span><text:span text:style-name="T101">N</text:span><text:span text:style-name="T100">ext, I need to fetch </text:span><text:span text:style-name="T101">each row, convert it to a JSON object, and add it to my collection. <text:s/>The </text:span><text:span text:style-name="T69">fetch_one_object()</text:span><text:span text:style-name="T101"> method fetches a row from the table as a JSON object.</text:span></text:h>
      <text:h text:style-name="P75" text:outline-level="2"/>
      <text:h text:style-name="Heading_20_4" text:outline-level="4">Step 3: <text:span text:style-name="T92">Add document to collection</text:span></text:h>
      <text:p text:style-name="Text_20_body"/>
      <text:h text:style-name="P57" text:outline-level="2">doc_collection1.add(table_2document).execute()</text:h>
      <text:h text:style-name="P77" text:outline-level="2"/>
      <text:h text:style-name="P77" text:outline-level="2"><text:span text:style-name="T102">Each</text:span> <text:span text:style-name="T72">table_</text:span><text:span text:style-name="T74">2</text:span><text:span text:style-name="T72">document</text:span> fetched from <text:span text:style-name="T69">my_table</text:span><text:span text:style-name="T102"> is then added to </text:span><text:span text:style-name="T70">my_</text:span><text:span text:style-name="T71">doc_library</text:span><text:span text:style-name="T102"> with the </text:span><text:span text:style-name="T69">add() </text:span><text:span text:style-name="T102">method.</text:span></text:h>
      <text:h text:style-name="Heading_20_2" text:outline-level="2"><text:soft-page-break/>Build collection</text:h>
      <text:p text:style-name="P86">With the three basic steps, I can add a single document <text:span text:style-name="T149">to </text:span><text:span text:style-name="T70">my_</text:span><text:span text:style-name="T71">doc_library.</text:span><text:span text:style-name="T149"> </text:span><text:span text:style-name="T150">To migrate the entire SQL table to a collection, </text:span><text:span text:style-name="T151">I iterate through </text:span><text:span text:style-name="T152">each row in the table </text:span><text:span text:style-name="T154">with the add method</text:span><text:span text:style-name="T152">. </text:span><text:span text:style-name="T153">(See Fig. x)</text:span></text:p>
      <text:p text:style-name="P87">[<text:span text:style-name="T155">Example </text:span><text:span text:style-name="T156">add_documents</text:span>]</text:p>
      <text:p text:style-name="P64"><text:s text:c="4"/>table_result = sql_table.select().execute()</text:p>
      <text:p text:style-name="P64"><text:s text:c="4"/>table_2document = table_result.fetch_one_object()</text:p>
      <text:p text:style-name="P64"><text:s text:c="4"/>while table_2document:</text:p>
      <text:p text:style-name="P64"><text:s text:c="8"/>doc_collection1.add(table_2document).execute()</text:p>
      <text:p text:style-name="P65"><text:s text:c="8"/>table_2document = table_result.fetch_one_object()</text:p>
      <text:p text:style-name="P78">The result:</text:p>
      <text:p text:style-name="P78">[Fig. <text:span text:style-name="T156">fetch_all_doc1</text:span>]</text:p>
      <text:h text:style-name="Heading_20_2" text:outline-level="2"><text:span text:style-name="T133">Document</text:span> update<text:span text:style-name="T133">s</text:span></text:h>
      <text:p text:style-name="P74">Now that I’ve populated my new <text:span text:style-name="T115">library</text:span>, I will continue to either build on it with new metadata <text:span text:style-name="T115">documents</text:span>, <text:s/>update incorrect or incomplete <text:span text:style-name="T97">documents</text:span>, or remove <text:span text:style-name="T97">documents. </text:span><text:span text:style-name="T103">As we have already seen, I can use the </text:span><text:span text:style-name="T71">add()</text:span><text:span text:style-name="T103"> method <text:s/>to add new documents to my library or simply add new key-value pairs, effectively changing the schema on-the-fly. </text:span></text:p>
      <text:p text:style-name="P79">If for example I need to change the spelling of an artist’s name, <text:span text:style-name="T104">I can use the </text:span><text:span text:style-name="T70">my_</text:span><text:span text:style-name="T71">doc_library.modify()</text:span><text:span text:style-name="T104"> method.</text:span></text:p>
      <text:p text:style-name="P79"/>
      <text:p text:style-name="P81"><text:span text:style-name="T70">my_</text:span><text:span text:style-name="T71">doc_library.modify("artist = 'Santana'").set("album": "Supernatural")</text:span></text:p>
      <text:p text:style-name="P81"><text:span text:style-name="T70">my_</text:span><text:span text:style-name="T71">doc_library.</text:span><text:span text:style-name="T73">remove("artist like 'Quincy%'")</text:span></text:p>
      <text:p text:style-name="P81"><text:span text:style-name="T73"/></text:p>
      <text:p text:style-name="P73">(<text:span text:style-name="T116">See MySQL 8.0 Reference Manual for a full list of available methods.</text:span>)</text:p>
      <text:h text:style-name="P23" text:outline-level="2">Finally</text:h>
      <text:p text:style-name="P80">If you <text:span text:style-name="T157">want to</text:span> <text:span text:style-name="T107">use Python to automate the creation and maintenance of your music library and</text:span> want to be able to access music metadata from various sources, <text:span text:style-name="T105">m</text:span><text:span text:style-name="T106">ost deliver content in JSON format. </text:span><text:span text:style-name="T107">Since document store databases tend to be based on the</text:span><text:span text:style-name="T106"> </text:span><text:span text:style-name="T107">JSON format or JSON-like formats, </text:span><text:span text:style-name="T108">and music metadata is widely available in that format, there is a logic synergy between the two. If your personal music library is in an existing SQL database and you are considering document store </text:span><text:span text:style-name="T109">as an option</text:span><text:span text:style-name="T108">, this article may help you in along your migration path.</text:span></text:p>
      <text:h text:style-name="P19" text:outline-level="2">Draft Information</text:h>
      <text:h text:style-name="P17" text:outline-level="2">The process</text:h>
      <text:p text:style-name="P15"><text:span text:style-name="T12">(</text:span><text:span text:style-name="T8">MySQL Shell </text:span>provides scripting capabilities for JavaScript and Python and includes APIs for working with MySQL. X DevAPI enables you to work with both relational and document data, see <text:span text:style-name="T13">Using MySQL as a Document Store</text:span><text:span text:style-name="T8">. </text:span><text:span text:style-name="T9">[</text:span><text:span text:style-name="T8">Source: MySQL Shell 8.0 Manual, </text:span><text:span text:style-name="T9">Ch.20]</text:span><text:span text:style-name="T10">)</text:span></text:p>
      <text:p text:style-name="P15"><text:span text:style-name="T17">(</text:span><text:span text:style-name="T18">A JSON document is a data structure composed of key-value pairs and is the fundamental structure for using MySQL as document store. </text:span><text:span text:style-name="T9">[</text:span><text:span text:style-name="T8">Source: MySQL Shell 8.0 Manual, </text:span><text:span text:style-name="T9">Ch.20]</text:span><text:span text:style-name="T17">)</text:span></text:p>
      <text:p text:style-name="P14">(Output SQL table to JSON file. <text:span text:style-name="T9">[</text:span><text:span text:style-name="T8">Source: MySQL Shell 8.0 Manual, sec.5.7.4</text:span><text:span text:style-name="T9">]</text:span><text:span text:style-name="T17">)</text:span></text:p>
      <text:p text:style-name="P8">shell.options.set('resultFormat','json/array')</text:p>
      <text:p text:style-name="P8">session.sql(" select * from <text:span text:style-name="T45">playlist</text:span> where <text:span text:style-name="T45">artist</text:span>='<text:span text:style-name="T45">Ciara</text:span>' ")</text:p>
      <text:p text:style-name="P68"><text:span text:style-name="T12">(</text:span><text:span text:style-name="T39">Show SQL statements that are equivalent to CRUD </text:span><text:span text:style-name="T40">methods</text:span><text:span text:style-name="T39">.</text:span><text:span text:style-name="T12">)</text:span></text:p>
      <text:p text:style-name="P9"># Collections</text:p>
      <text:p text:style-name="P11"><text:span text:style-name="T34">Process s</text:span>teps:</text:p>
      <text:list xml:id="list2863400761" text:style-name="L1">
        <text:list-item>
          <text:p text:style-name="P26">Create collection<text:line-break/><text:span text:style-name="T24">my</text:span><text:span text:style-name="T25">Coll = mydb.create_collection(‘my_collection’)</text:span></text:p>
        </text:list-item>
        <text:list-item>
          <text:p text:style-name="P28"><text:span text:style-name="T28">Add documents to collection</text:span><text:line-break/><text:span text:style-name="T29">myColl.add( [ <text:line-break/> <text:s text:c="9"/>{"artist" : "Aretha Franklin", "album" : "A Rose is Still a Rose"},<text:line-break/> <text:s text:c="9"/>{"artist" : "Ciara", "album" : "Goodies"},<text:line-break/> <text:s text:c="9"/>{"artist" : "Santana", "album" : "Supernatural"},<text:line-break/> <text:s text:c="9"/>{"artist" : "Stanley Clark", "album" : "East River Drive"},<text:line-break/> <text:s text:c="9"/>{"artist" : "Herbie Hancock", "album" : "The New Standard"}<text:line-break/> <text:s text:c="9"/>] ).execute()</text:span></text:p>
        </text:list-item>
        <text:list-item>
          <text:p text:style-name="P32">Find collection (to confirm <text:span text:style-name="T31">existing documents</text:span>)<text:line-break/><text:span text:style-name="T30">myColl.find().execute()</text:span></text:p>
        </text:list-item>
        <text:list-item>
          <text:p text:style-name="P34">Add <text:span text:style-name="T27">1 or more</text:span> document<text:span text:style-name="T27">s</text:span> (<text:span text:style-name="T27">1 or more</text:span> dictionar<text:span text:style-name="T27">ies</text:span> with list<text:span text:style-name="T27">s</text:span> of key:value pairs)<text:line-break/><text:span text:style-name="T30">myColl.add( {"Artist" : "Aretha", "Album" : "A Rose is Still a Rose"} )</text:span><text:span text:style-name="T26"><text:line-break/>or<text:line-break/></text:span><text:span text:style-name="T30">myColl.add( [ <text:line-break/> <text:s text:c="9"/>{"Artist" : "Aretha", "Album" : “A Rose is Still a Rose”} ,<text:line-break/> <text:s text:c="9"/>{"Artist" : "Quincy", "Album" : "Q’s Juke Joint"} <text:line-break/> <text:s text:c="9"/>] ).execute()</text:span><text:span text:style-name="T26"><text:line-break/></text:span><text:line-break/><text:span text:style-name="T27">Note: A document is equivalent to a Python dictionary.</text:span></text:p>
        </text:list-item>
        <text:list-item>
          <text:p text:style-name="P36"><text:span text:style-name="T32">Get </text:span><text:span text:style-name="T33">a</text:span><text:span text:style-name="T32"> document</text:span><text:line-break/><text:span text:style-name="T30">result = myColl.find().execute()</text:span><text:line-break/><text:span text:style-name="T30">doc = result.fetch_one()</text:span></text:p>
        </text:list-item>
        <text:list-item>
          <text:p text:style-name="P38"><text:soft-page-break/>Search (query) documents<text:line-break/><text:span text:style-name="T30">myColl.find(" artist LIKE '%Herb%' ").execute() </text:span></text:p>
        </text:list-item>
        <text:list-item>
          <text:p text:style-name="P40"><text:span text:style-name="T37">U</text:span><text:span text:style-name="T36">pdate <text:line-break/>(Show how fields are selectively added e.g. genre, release year.)<text:line-break/></text:span><text:span text:style-name="T38">Use cases:</text:span></text:p>
          <text:list>
            <text:list-item>
              <text:p text:style-name="P42">Add a new document to a collection</text:p>
            </text:list-item>
            <text:list-item>
              <text:p text:style-name="P42">Add a new key value pair to an existing document</text:p>
            </text:list-item>
            <text:list-item>
              <text:p text:style-name="P43">Add a new document with keys not previously defined</text:p>
            </text:list-item>
          </text:list>
        </text:list-item>
      </text:list>
      <text:p text:style-name="P10"># <text:span text:style-name="T41">SQL database</text:span></text:p>
      <text:p text:style-name="P12"><text:span text:style-name="T34">Process s</text:span>teps:</text:p>
      <text:list xml:id="list233826255197287" text:continue-list="list2863400761" text:style-name="L1">
        <text:list-item text:start-value="1">
          <text:p text:style-name="P27">Create <text:span text:style-name="T42">Table</text:span><text:line-break/><text:span text:style-name="T42">TBD</text:span></text:p>
        </text:list-item>
        <text:list-item>
          <text:p text:style-name="P29"><text:span text:style-name="T43">Insert rows</text:span><text:line-break/><text:span text:style-name="T29">INSERT INTO my_table (Artist,Album,Song,Track,RelYear,Genre) VALUES (<text:line-break/>'Aretha Franklin',<text:line-break/>'A Rose Is Still A Rose',<text:line-break/>'A Rose Is Still A Rose',<text:line-break/>'1', '1998', 'R&amp;B');<text:line-break/><text:line-break/>INSERT INTO my_table (Artist,Album,Song,Track,RelYear,Genre) VALUES (<text:line-break/>'Santana',<text:line-break/>'Supernatural',<text:line-break/>'Smooth',<text:line-break/>'5', '1999', 'Rock');<text:line-break/><text:line-break/>INSERT INTO my_table (Artist,Album,Song,Track,RelYear,Genre) VALUES (<text:line-break/>'Artist',<text:line-break/>'East River Drive',<text:line-break/>'East River Drive', <text:line-break/>'4', '1993', 'Jazz');<text:line-break/><text:line-break/>INSERT INTO my_table (Artist,Album,Song,Track,RelYear,Genre) VALUES (<text:line-break/>'Ciara',<text:line-break/>'Goodies',<text:line-break/>'Goodies',<text:line-break/>'1', '2004', 'R&amp;B');<text:line-break/><text:line-break/>INSERT INTO my_table (Artist,Album,Song,Track,RelYear,Genre) VALUES (<text:line-break/>'Return To Forever',<text:line-break/>'Hymn Of The Seventh Galaxy',<text:line-break/>'Space Circus',<text:line-break/>'5', '1973', 'Jazz');</text:span></text:p>
        </text:list-item>
        <text:list-item>
          <text:p text:style-name="P33"><text:soft-page-break/><text:span text:style-name="T44">SELECT<text:line-break/></text:span>Find collection (to confirm <text:span text:style-name="T31">existing documents</text:span>)<text:line-break/><text:span text:style-name="T30">myColl.find().execute()</text:span></text:p>
        </text:list-item>
        <text:list-item>
          <text:p text:style-name="P35">Add <text:span text:style-name="T27">1 or more</text:span> document<text:span text:style-name="T27">s</text:span> (<text:span text:style-name="T27">1 or more</text:span> dictionar<text:span text:style-name="T27">ies</text:span> with list<text:span text:style-name="T27">s</text:span> of key:value pairs)<text:line-break/><text:span text:style-name="T30">myColl.add( {"Artist" : "Aretha", "Album" : "A Rose is Still a Rose"} )</text:span><text:span text:style-name="T26"><text:line-break/>or<text:line-break/></text:span><text:span text:style-name="T30">myColl.add( [ <text:line-break/> <text:s text:c="9"/>{"Artist" : "Aretha", "Album" : “A Rose is Still a Rose”} ,<text:line-break/> <text:s text:c="9"/>{"Artist" : "Quincy", "Album" : "Q’s Juke Joint"} <text:line-break/> <text:s text:c="9"/>] ).execute()</text:span><text:span text:style-name="T26"><text:line-break/></text:span><text:line-break/><text:span text:style-name="T27">Note: A document is equivalent to a Python dictionary.</text:span></text:p>
        </text:list-item>
        <text:list-item>
          <text:p text:style-name="P37"><text:span text:style-name="T32">Get </text:span><text:span text:style-name="T33">a</text:span><text:span text:style-name="T32"> document</text:span><text:line-break/><text:span text:style-name="T30">result = myColl.find().execute()</text:span><text:line-break/><text:span text:style-name="T30">doc = result.fetch_one()</text:span></text:p>
        </text:list-item>
        <text:list-item>
          <text:p text:style-name="P39">Search (query) documents<text:line-break/><text:span text:style-name="T30">myColl.find(" artist LIKE '%Herb%' ").execute() </text:span></text:p>
        </text:list-item>
        <text:list-item>
          <text:p text:style-name="P41"><text:span text:style-name="T37">U</text:span><text:span text:style-name="T36">pdate </text:span></text:p>
        </text:list-item>
      </text:list>
      <text:p text:style-name="P13"/>
      <text:p text:style-name="P13"># Figures &amp; code boxouts</text:p>
      <text:list xml:id="list3303719964" text:style-name="L2">
        <text:list-item>
          <text:p text:style-name="P44">Screenshot of <text:span text:style-name="T30">myColl.find().execute()</text:span> output</text:p>
        </text:list-item>
        <text:list-item>
          <text:p text:style-name="P45">Screenshot of <text:span text:style-name="T30">myColl.find().execute() </text:span><text:span text:style-name="T35">documents</text:span> output</text:p>
        </text:list-item>
        <text:list-item>
          <text:p text:style-name="P46">Screenshot of <text:span text:style-name="T30">myColl.find(" artist LIKE '%Herb%' ").execute()</text:span> output</text:p>
        </text:list-item>
      </text:list>
      <text:p text:style-name="Text_20_body"/>
      <text:h text:style-name="P16" text:outline-level="2">Background Notes</text:h>
      <text:h text:style-name="Heading_20_2" text:outline-level="2">CRUD methods compared to standard SQL statements</text:h>
      <text:p text:style-name="P2">CRUD operations are available as methods, which operate on Schema objects. The available Schema objects consist of Collection objects containing Documents, or Table objects consisting of rows and Collections containing Documents. <text:span text:style-name="T19">(Source: Ch.3, XDevAPI)</text:span></text:p>
      <text:p text:style-name="P3"/>
      <text:p text:style-name="P5">* CREATE TABLE/COLLECTION</text:p>
      <text:p text:style-name="P5">SQL: CREATE TABLE table_name (col1,col2,...);</text:p>
      <text:p text:style-name="P5">API: create_collection('collection_name') + <text:s/>create_index(index_name, field_description)</text:p>
      <text:p text:style-name="P5"/>
      <text:p text:style-name="P5">* SELECT TABLE/COLLECTION</text:p>
      <text:p text:style-name="P5">SQL: SELECT * FROM table_name;</text:p>
      <text:p text:style-name="P5">API: find()</text:p>
      <text:p text:style-name="P5"/>
      <text:p text:style-name="P5">* INSERT TABLE ROW(S)/ADD DOCUMENT KEY(S)/VALUE(S)</text:p>
      <text:p text:style-name="P5">SQL: UPDATE table_name SET Col1='Value1', Col2='Value2' WHERE condition;</text:p>
      <text:p text:style-name="P5">API: add( [ {doc1 key:value pairs}, {doc2 key:value pairs}, ...] )</text:p>
      <text:p text:style-name="P5"/>
      <text:p text:style-name="P5">* DELETE ROW FROM TABLE/DOCUMENT FROM COLLECTION</text:p>
      <text:p text:style-name="P5">SQL: DELETE FROM table_name WHERE condition;</text:p>
      <text:p text:style-name="P5">API: remove(condition)</text:p>
      <text:p text:style-name="P5"/>
      <text:p text:style-name="P5">* UPDATE TABLE ROW(S)/ADD OR REMOVE DOCUMENT</text:p>
      <text:p text:style-name="P5">SQL: UPDATE table_name SET Col1='Value1', Col2='Value2' WHERE condition;</text:p>
      <text:p text:style-name="P5">API: add_or_replace_one(doc_id, {key1:value1, key2:value2, ...})</text:p>
      <text:p text:style-name="P5"/>
      <text:p text:style-name="P5">* DELETE TABLE</text:p>
      <text:p text:style-name="P5">SQL: DROP TABLE table_name;</text:p>
      <text:p text:style-name="P5">API: drop_collection('collection_name')</text:p>
      <text:h text:style-name="Heading_20_2" text:outline-level="2"><text:soft-page-break/><text:span text:style-name="T11">P</text:span>rogrammatic vs. text string</text:h>
      <text:p text:style-name="P7">(Steps to migrate library)</text:p>
      <text:p text:style-name="P4"/>
      <text:p text:style-name="P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2T17:28:46.064000000</meta:creation-date>
    <dc:date>2022-06-09T23:38:24.946000000</dc:date>
    <meta:editing-duration>P9DT4H22M48S</meta:editing-duration>
    <meta:editing-cycles>167</meta:editing-cycles>
    <meta:generator>LibreOffice/7.2.5.2$Windows_X86_64 LibreOffice_project/499f9727c189e6ef3471021d6132d4c694f357e5</meta:generator>
    <meta:document-statistic meta:table-count="1" meta:image-count="0" meta:object-count="0" meta:page-count="9" meta:paragraph-count="123" meta:word-count="1844" meta:character-count="12418" meta:non-whitespace-character-count="10536"/>
  </office:meta>
</office:document-meta>
</file>